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31.13mm"/>
    </style:style>
    <style:style style:name="co9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9mm"/>
    </style:style>
    <style:style style:name="co8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65.7mm"/>
    </style:style>
    <style:style style:name="co16" style:family="table-column">
      <style:table-column-properties fo:break-before="auto" style:column-width="25.68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6.49mm"/>
    </style:style>
    <style:style style:name="ro3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=[Material.E2]" style:apply-style-name="Sem_20_título1" style:base-cell-address="Material.F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cell-content()&gt;=[Material.E3]" style:apply-style-name="Sem_20_título1" style:base-cell-address="Material.F3"/>
    </style:style>
    <style:style style:name="ce16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37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=[Ferramentas.E2]" style:apply-style-name="Sem_20_título1" style:base-cell-address="Ferramentas.F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=[Ferramentas.E3]" style:apply-style-name="Sem_20_título1" style:base-cell-address="Ferramentas.F3"/>
    </style:style>
    <style:style style:name="ce23" style:family="table-cell" style:parent-style-name="Default" style:data-style-name="N104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=[Material.E2]" style:apply-style-name="Sem_20_título1" style:base-cell-address="Material.F2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&gt;=[Material.E3]" style:apply-style-name="Sem_20_título1" style:base-cell-address="Material.F3"/>
    </style:style>
    <style:style style:name="ce31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Ferramentas" table:style-name="ta1">
        <table:table-column table:style-name="co7" table:default-cell-style-name="ce17"/>
        <table:table-column table:style-name="co8" table:default-cell-style-name="ce18"/>
        <table:table-column table:style-name="co13" table:default-cell-style-name="ce19"/>
        <table:table-column table:style-name="co2" table:default-cell-style-name="ce17"/>
        <table:table-column table:style-name="co2" table:default-cell-style-name="ce18"/>
        <table:table-column table:style-name="co14" table:default-cell-style-name="ce17"/>
        <table:table-column table:style-name="co15" table:default-cell-style-name="ce17"/>
        <table:table-column table:style-name="co4" table:default-cell-style-name="ce23"/>
        <table:table-column table:style-name="co4" table:default-cell-style-name="ce25"/>
        <table:table-column table:style-name="co16" table:number-columns-repeated="2" table:default-cell-style-name="ce25"/>
        <table:table-column table:style-name="co17" table:default-cell-style-name="ce25"/>
        <table:table-column table:style-name="co18" table:default-cell-style-name="ce25"/>
        <table:table-row table:style-name="ro3">
          <table:table-cell table:style-name="ce10" office:value-type="string" calcext:value-type="string">
            <text:p>Ferramenta</text:p>
          </table:table-cell>
          <table:table-cell table:style-name="ce10" office:value-type="string" calcext:value-type="string">
            <text:p>Quantidade</text:p>
            <text:p>Comprada</text:p>
          </table:table-cell>
          <table:table-cell table:style-name="ce10" office:value-type="string" calcext:value-type="string">
            <text:p>Data</text:p>
            <text:p>compra</text:p>
          </table:table-cell>
          <table:table-cell table:style-name="ce10" office:value-type="string" calcext:value-type="string">
            <text:p>Quantidade</text:p>
            <text:p>retirada</text:p>
          </table:table-cell>
          <table:table-cell table:style-name="ce10" office:value-type="string" calcext:value-type="string">
            <text:p>Quantidade</text:p>
            <text:p>em</text:p>
            <text:p>estoque</text:p>
          </table:table-cell>
          <table:table-cell table:style-name="ce10" office:value-type="string" calcext:value-type="string">
            <text:p>Ponto de</text:p>
            <text:p>ressuprimento</text:p>
          </table:table-cell>
          <table:table-cell table:style-name="ce10" office:value-type="string" calcext:value-type="string">
            <text:p>obs</text:p>
          </table:table-cell>
          <table:table-cell table:style-name="ce10" office:value-type="string" calcext:value-type="string">
            <text:p>Preço</text:p>
          </table:table-cell>
          <table:table-cell table:style-name="ce24" table:number-columns-repeated="5"/>
        </table:table-row>
        <table:table-row table:style-name="ro2">
          <table:table-cell office:value-type="string" calcext:value-type="string">
            <text:p>Mouse usb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formula="of:=[.B2]-[.D2]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2 mouses doados, sem data de compra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ve Philips 3/16x3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 table:style-name="ce18"/>
          <table:table-cell table:formula="of:=[.B3]-[.D3]" office:value-type="float" office:value="1" calcext:value-type="float">
            <text:p>1</text:p>
          </table:table-cell>
          <table:table-cell table:style-name="ce22"/>
          <table:table-cell/>
          <table:table-cell office:value-type="currency" office:currency="BRL" office:value="5.3" calcext:value-type="currency">
            <text:p>R$ 5,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ve Philips 1/8x3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4]-[.D4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4.3" calcext:value-type="currency">
            <text:p>R$ 4,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ve de Fenda 3/16x3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5]-[.D5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4.9" calcext:value-type="currency">
            <text:p>R$ 4,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ve de Fenda 1/8x3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6]-[.D6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3.8" calcext:value-type="currency">
            <text:p>R$ 3,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cel Trincha 1’’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7]-[.D7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2.15" calcext:value-type="currency">
            <text:p>R$ 2,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cel Trincha 1/2’’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8]-[.D8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1.25" calcext:value-type="currency">
            <text:p>R$ 1,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cel Trincha 3/4’’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9]-[.D9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1.5" calcext:value-type="currency">
            <text:p>R$ 1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icate Mini Bico ½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10]-[.D10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9.5" calcext:value-type="currency">
            <text:p>R$ 9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ça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6" calcext:value-type="date">
            <text:p>06/06/16</text:p>
          </table:table-cell>
          <table:table-cell/>
          <table:table-cell table:formula="of:=[.B11]-[.D11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1.5" calcext:value-type="currency">
            <text:p>R$ 1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rro de Solda 110V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7" calcext:value-type="date">
            <text:p>07/06/16</text:p>
          </table:table-cell>
          <table:table-cell/>
          <table:table-cell table:formula="of:=[.B12]-[.D12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37.38" calcext:value-type="currency">
            <text:p>R$ 37,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ltímetro Digital</text:p>
          </table:table-cell>
          <table:table-cell office:value-type="float" office:value="1" calcext:value-type="float">
            <text:p>1</text:p>
          </table:table-cell>
          <table:table-cell office:value-type="date" office:date-value="2016-06-07" calcext:value-type="date">
            <text:p>07/06/16</text:p>
          </table:table-cell>
          <table:table-cell/>
          <table:table-cell table:formula="of:=[.B13]-[.D13]" office:value-type="float" office:value="1" calcext:value-type="float">
            <text:p>1</text:p>
          </table:table-cell>
          <table:table-cell table:number-columns-repeated="2"/>
          <table:table-cell office:value-type="currency" office:currency="BRL" office:value="37.32" calcext:value-type="currency">
            <text:p>R$ 37,32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4]-[.D14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5]-[.D15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6]-[.D16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7]-[.D17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8]-[.D18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19]-[.D19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table:style-name="ce17"/>
          <table:table-cell table:style-name="ce20"/>
          <table:table-cell/>
          <table:table-cell table:formula="of:=[.B20]-[.D20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</table:table-row>
        <calcext:conditional-formats>
          <calcext:conditional-format calcext:target-range-address="Ferramentas.F2:Ferramentas.F2">
            <calcext:condition calcext:apply-style-name="Sem título1" calcext:value="&gt;=[Ferramentas.E2]" calcext:base-cell-address="Ferramentas.F2"/>
          </calcext:conditional-format>
          <calcext:conditional-format calcext:target-range-address="Ferramentas.F3:Ferramentas.F3">
            <calcext:condition calcext:apply-style-name="Sem título1" calcext:value="&gt;=[Ferramentas.E3]" calcext:base-cell-address="Ferramentas.F3"/>
          </calcext:conditional-format>
        </calcext:conditional-formats>
      </table:table>
      <table:table table:name="Material" table:style-name="ta1">
        <table:table-column table:style-name="co10" table:default-cell-style-name="ce13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2" table:default-cell-style-name="ce13"/>
        <table:table-column table:style-name="co9" table:default-cell-style-name="ce13"/>
        <table:table-row table:style-name="ro3">
          <table:table-cell table:style-name="ce11" office:value-type="string" calcext:value-type="string">
            <text:p>Material</text:p>
          </table:table-cell>
          <table:table-cell table:style-name="ce1" office:value-type="string" calcext:value-type="string">
            <text:p>Quantidade</text:p>
            <text:p>unidades</text:p>
            <text:p>compradas</text:p>
          </table:table-cell>
          <table:table-cell table:style-name="ce1" office:value-type="string" calcext:value-type="string">
            <text:p>Data da</text:p>
            <text:p>compra</text:p>
          </table:table-cell>
          <table:table-cell table:style-name="ce1" office:value-type="string" calcext:value-type="string">
            <text:p>Quantidade</text:p>
            <text:p>retirada</text:p>
          </table:table-cell>
          <table:table-cell table:style-name="ce1" office:value-type="string" calcext:value-type="string">
            <text:p>Quantidade</text:p>
            <text:p>em</text:p>
            <text:p>estoque</text:p>
          </table:table-cell>
          <table:table-cell table:style-name="ce1" office:value-type="string" calcext:value-type="string">
            <text:p>Ponto de</text:p>
            <text:p>ressuprimento</text:p>
          </table:table-cell>
          <table:table-cell table:style-name="ce1" office:value-type="string" calcext:value-type="string">
            <text:p>Detalhes</text:p>
          </table:table-cell>
          <table:table-cell table:style-name="ce1" office:value-type="string" calcext:value-type="string">
            <text:p>Preço</text:p>
          </table:table-cell>
        </table:table-row>
        <table:table-row table:style-name="ro2">
          <table:table-cell table:style-name="ce12" office:value-type="string" calcext:value-type="string">
            <text:p>Pasta térmica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6-06-01" calcext:value-type="date">
            <text:p>01/06/1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2]-[.D2]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bisnaga com 10 g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Solda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6-06-01" calcext:value-type="date">
            <text:p>01/06/1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-[.D3]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tubo com 1 m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Álcool Gel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6-06-07" calcext:value-type="date">
            <text:p>07/06/16</text:p>
          </table:table-cell>
          <table:table-cell table:style-name="ce3"/>
          <table:table-cell table:style-name="ce3" table:formula="of:=[.B4]-[.D4]" office:value-type="float" office:value="1" calcext:value-type="float">
            <text:p>1</text:p>
          </table:table-cell>
          <table:table-cell table:style-name="ce3"/>
          <table:table-cell table:style-name="ce12" office:value-type="string" calcext:value-type="string">
            <text:p>garrafa de 500ml</text:p>
          </table:table-cell>
          <table:table-cell table:style-name="ce16" office:value-type="currency" office:currency="BRL" office:value="4.79" calcext:value-type="currency">
            <text:p>R$ 4,79</text:p>
          </table:table-cell>
        </table:table-row>
        <table:table-row table:style-name="ro2">
          <table:table-cell table:style-name="ce12" office:value-type="string" calcext:value-type="string">
            <text:p>Chaves Sala e Tóten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6-06-06" calcext:value-type="date">
            <text:p>06/06/16</text:p>
          </table:table-cell>
          <table:table-cell table:style-name="ce3"/>
          <table:table-cell table:style-name="ce3" table:formula="of:=[.B5]-[.D5]" office:value-type="float" office:value="5" calcext:value-type="float">
            <text:p>5</text:p>
          </table:table-cell>
          <table:table-cell table:style-name="ce3"/>
          <table:table-cell table:style-name="ce12"/>
          <table:table-cell table:style-name="ce16" office:value-type="currency" office:currency="BRL" office:value="48.5" calcext:value-type="currency">
            <text:p>R$ 48,50</text:p>
          </table:table-cell>
        </table:table-row>
        <table:table-row table:style-name="ro2">
          <table:table-cell table:style-name="ce12" office:value-type="string" calcext:value-type="string">
            <text:p>Pano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6-06-06" calcext:value-type="date">
            <text:p>06/06/16</text:p>
          </table:table-cell>
          <table:table-cell table:style-name="ce3"/>
          <table:table-cell table:style-name="ce3" table:formula="of:=[.B6]-[.D6]" office:value-type="float" office:value="1" calcext:value-type="float">
            <text:p>1</text:p>
          </table:table-cell>
          <table:table-cell table:style-name="ce3"/>
          <table:table-cell table:style-name="ce12"/>
          <table:table-cell table:style-name="ce16" office:value-type="currency" office:currency="BRL" office:value="1.5" calcext:value-type="currency">
            <text:p>R$ 1,50</text:p>
          </table:table-cell>
        </table:table-row>
        <table:table-row table:style-name="ro2">
          <table:table-cell table:style-name="ce12" office:value-type="string" calcext:value-type="string">
            <text:p>Pasta térmica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6-06-07" calcext:value-type="date">
            <text:p>07/06/16</text:p>
          </table:table-cell>
          <table:table-cell table:style-name="ce3"/>
          <table:table-cell table:style-name="ce3" table:formula="of:=[.B7]-[.D7]" office:value-type="float" office:value="1" calcext:value-type="float">
            <text:p>1</text:p>
          </table:table-cell>
          <table:table-cell table:style-name="ce3"/>
          <table:table-cell table:style-name="ce12" office:value-type="string" calcext:value-type="string">
            <text:p>bisnaga com 10 g</text:p>
          </table:table-cell>
          <table:table-cell table:style-name="ce16" office:value-type="currency" office:currency="BRL" office:value="3.04" calcext:value-type="currency">
            <text:p>R$ 3,04</text:p>
          </table:table-cell>
        </table:table-row>
        <table:table-row table:style-name="ro2">
          <table:table-cell table:style-name="ce12" office:value-type="string" calcext:value-type="string">
            <text:p>Solda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6-06-07" calcext:value-type="date">
            <text:p>07/06/16</text:p>
          </table:table-cell>
          <table:table-cell table:style-name="ce3"/>
          <table:table-cell table:style-name="ce3" table:formula="of:=[.B8]-[.D8]" office:value-type="float" office:value="1" calcext:value-type="float">
            <text:p>1</text:p>
          </table:table-cell>
          <table:table-cell table:style-name="ce3"/>
          <table:table-cell table:style-name="ce12" office:value-type="string" calcext:value-type="string">
            <text:p>0,5mm 63x37</text:p>
          </table:table-cell>
          <table:table-cell table:style-name="ce16" office:value-type="currency" office:currency="BRL" office:value="9.25" calcext:value-type="currency">
            <text:p>R$ 9,25</text:p>
          </table:table-cell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9]-[.D9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0]-[.D10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1]-[.D11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2]-[.D12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3]-[.D13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4]-[.D14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5]-[.D15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6]-[.D16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7]-[.D17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8]-[.D18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19]-[.D19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>
          <table:table-cell table:style-name="ce12"/>
          <table:table-cell table:style-name="ce3" table:number-columns-repeated="3"/>
          <table:table-cell table:style-name="ce3" table:formula="of:=[.B20]-[.D20]" office:value-type="float" office:value="0" calcext:value-type="float">
            <text:p>0</text:p>
          </table:table-cell>
          <table:table-cell table:style-name="ce3"/>
          <table:table-cell table:style-name="ce12"/>
          <table:table-cell table:style-name="ce16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Material.F2:Material.F2">
            <calcext:condition calcext:apply-style-name="Sem título1" calcext:value="&gt;=[Material.E2]" calcext:base-cell-address="Material.F2"/>
          </calcext:conditional-format>
          <calcext:conditional-format calcext:target-range-address="Material.F3:Material.F3">
            <calcext:condition calcext:apply-style-name="Sem título1" calcext:value="&gt;=[Material.E3]" calcext:base-cell-address="Material.F3"/>
          </calcext:conditional-format>
        </calcext:conditional-formats>
      </table:table>
      <table:named-expressions/>
      <table:database-ranges>
        <table:database-range table:name="__Anonymous_Sheet_DB__0" table:target-range-address="Ferramentas.A1:Ferramentas.H20" table:display-filter-buttons="true" table:orientation="column"/>
        <table:database-range table:name="__Anonymous_Sheet_DB__1" table:target-range-address="Material.A1:Material.H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2:46:57.103539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42:38.210272549</meta:creation-date>
    <dc:date>2016-06-15T12:47:39.939655181</dc:date>
    <meta:editing-duration>PT55M9S</meta:editing-duration>
    <meta:editing-cycles>30</meta:editing-cycles>
    <meta:generator>LibreOffice/5.0.3.2$Linux_X86_64 LibreOffice_project/00m0$Build-2</meta:generator>
    <dc:creator>Danny Tonidandel</dc:creator>
    <meta:document-statistic meta:table-count="2" meta:cell-count="139" meta:object-count="0"/>
  </office:meta>
</office:document-meta>
</file>